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12335a" style:font-size-asian="12pt" style:font-size-complex="12pt"/>
    </style:style>
    <style:style style:name="P4" style:family="paragraph" style:parent-style-name="Preformatted_20_Text">
      <style:text-properties style:font-name="Times New Roman" fo:font-size="12pt" style:font-size-asian="10.5pt" style:font-size-complex="12pt"/>
    </style:style>
    <style:style style:name="P5" style:family="paragraph" style:parent-style-name="Preformatted_20_Text">
      <style:text-properties style:font-name="Times New Roman" fo:font-size="12pt" officeooo:rsid="0012335a" officeooo:paragraph-rsid="0012335a" style:font-size-asian="10.5pt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2335a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Nome</text:span>: Weslley Dezidério da Silva</text:p>
      <text:p text:style-name="P4"/>
      <text:p text:style-name="P3">1) Por definição, classe é um molde, uma estrutura composta de várias designações para criar determinado obj<text:span text:style-name="T2">e</text:span>to, um protótipo. A partir dessa concepção, temos que objetos são a abstração de algo existente no mundo real que é trazido ao mundo virtual por meio das classes.</text:p>
      <text:p text:style-name="P2"/>
      <text:p text:style-name="P2">2) Serve para garantir a inicialização correta de um objeto. Deve ser usado quando se tem a intenção de criar um objeto com algum valor.</text:p>
      <text:p text:style-name="P2"/>
      <text:p text:style-name="P2">3) O encapsulamento traz para a POO mais segurança aos seus métodos e variáveis restringindo o seu acesso por meio de níveis de encapsulamento, que são eles: <text:span text:style-name="T1">public </text:span>( os dados podem ser acessados por qualquer classe), <text:span text:style-name="T1">protected</text:span> (somente pode ser acessado pela classe e suas <text:span text:style-name="T2">subclasses</text:span>) e <text:span text:style-name="T1">private</text:span> (apenas pode ser acessado na própria classe). Exemplo: utilizando-se do encapsulamento num sistema bancário, é possível restringir o acesso a variáveis como saldo da conta, definindo essa variável com o nível <text:span text:style-name="T1">private</text:span>, assim garantindo que esse valor não será alterado de forma indevid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4T14:19:15.893000000</dc:date>
    <meta:editing-duration>PT5M31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4" meta:word-count="167" meta:character-count="1021" meta:non-whitespace-character-count="858"/>
  </office:meta>
</office:document-meta>
</file>